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18pt" style:font-size-asian="18pt" style:font-size-complex="18pt"/>
    </style:style>
    <style:style style:name="P2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/>
    </style:style>
    <style:style style:name="P3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4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5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6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7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8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/>
    </style:style>
    <style:style style:name="P9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0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1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2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3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4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5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6" style:parent-style-name="Paragraphedeliste" style:list-style-name="LFO1" style:family="paragraph">
      <style:text-properties style:font-name="Times New Roman" style:font-name-complex="Times New Roman" fo:font-size="18pt" style:font-size-asian="18pt" style:font-size-complex="18pt"/>
    </style:style>
    <style:style style:name="P17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8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19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20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21" style:parent-style-name="Paragraphedeliste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22" style:parent-style-name="Paragraphedeliste" style:list-style-name="LFO3" style:family="paragraph"/>
    <style:style style:name="T23" style:parent-style-name="Policepardéfaut" style:family="text">
      <style:text-properties style:font-name="Times New Roman" style:font-name-complex="Times New Roman" fo:font-size="18pt" style:font-size-asian="18pt" style:font-size-complex="18pt"/>
    </style:style>
  </office:automatic-styles>
  <office:body>
    <office:text text:use-soft-page-breaks="true">
      <text:p text:style-name="P1">Gestion des formations<text:s/></text:p>
      <text:list text:style-name="LFO1" text:continue-numbering="true">
        <text:list-item>
          <text:p text:style-name="P2">Pour<text:s/>la formation :</text:p>
        </text:list-item>
      </text:list>
      <text:list text:style-name="LFO3" text:continue-numbering="true">
        <text:list-item>
          <text:p text:style-name="P3">Evaluation que la formation est bien<text:s/>terminée<text:s/>par le visiteur.</text:p>
        </text:list-item>
        <text:list-item>
          <text:p text:style-name="P4">Test de formation pour assurer<text:s/>que le visiteur a bien suivi la formation<text:s/></text:p>
        </text:list-item>
        <text:list-item>
          <text:p text:style-name="P5">Une formation est complète si tous les chapitres sont marqués, si le test est bien réussi avec une note supérieure à 50</text:p>
        </text:list-item>
        <text:list-item>
          <text:p text:style-name="P6">Un certificat sera pris si au moins 3 formations avec leurs chapitres et leurs quizz sont terminés<text:s/></text:p>
        </text:list-item>
        <text:list-item>
          <text:p text:style-name="P7">Chaque formation appartient à un domaine précis</text:p>
        </text:list-item>
      </text:list>
      <text:list text:style-name="LFO1" text:continue-numbering="true">
        <text:list-item>
          <text:p text:style-name="P8">Pour le visiteur :</text:p>
        </text:list-item>
      </text:list>
      <text:list text:style-name="LFO3" text:continue-numbering="true">
        <text:list-item>
          <text:p text:style-name="P9">Il doit s’inscrire / se connecter à la plateforme<text:s/></text:p>
        </text:list-item>
        <text:list-item>
          <text:p text:style-name="P10">Un visiteur s’inscrit à une formation précise<text:s/></text:p>
        </text:list-item>
        <text:list-item>
          <text:p text:style-name="P11">Répondre à un formulaire pour les statistiques de la plateforme</text:p>
        </text:list-item>
        <text:list-item>
          <text:p text:style-name="P12">Demander un certificat</text:p>
        </text:list-item>
        <text:list-item>
          <text:p text:style-name="P13">Télécharger une formation</text:p>
        </text:list-item>
        <text:list-item>
          <text:p text:style-name="P14">Voir les derniers annoncements</text:p>
        </text:list-item>
        <text:list-item>
          <text:p text:style-name="P15">Visualiser les dates de prochaines formations<text:s/></text:p>
        </text:list-item>
      </text:list>
      <text:list text:style-name="LFO1" text:continue-numbering="true">
        <text:list-item>
          <text:p text:style-name="P16">Pour les enseignants</text:p>
        </text:list-item>
      </text:list>
      <text:list text:style-name="LFO3" text:continue-numbering="true">
        <text:list-item>
          <text:p text:style-name="P17">Il peut visualise<text:s/>les<text:s/>formations des autres enseignants mais il ne peut pas les modifier<text:s/></text:p>
        </text:list-item>
        <text:list-item>
          <text:p text:style-name="P18">Il peut voir combien des visiteurs sont s’inscrit à<text:s/>sa formation<text:s/></text:p>
        </text:list-item>
        <text:list-item>
          <text:p text:style-name="P19">Ajoute le planning des autres formations prochains<text:s/></text:p>
        </text:list-item>
        <text:list-item>
          <text:p text:style-name="P20">Ajouter ses propres formations avec leurs chapitres et leurs quiz</text:p>
        </text:list-item>
        <text:list-item>
          <text:p text:style-name="P21">Il peut modifier leurs formations et les supprimer</text:p>
        </text:list-item>
        <text:list-item>
          <text:p text:style-name="P22"><text:span text:style-name="T23">L’enseignant avec un email qui doit avoir « @ens.ma » et un password « enseignant2025 » peut se connecter à la plateform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E74B5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E74B5"/>
    </style:style>
    <style:style style:name="Citationintense" style:display-name="Citation intens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E74B5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UMAIMA ELKHALFI</meta:initial-creator>
    <dc:creator>OUMAIMA ELKHALFI</dc:creator>
    <meta:creation-date>2024-10-31T21:29:00Z</meta:creation-date>
    <dc:date>2024-11-01T10:59:00Z</dc:date>
    <meta:template xlink:href="Normal" xlink:type="simple"/>
    <meta:editing-cycles>2</meta:editing-cycles>
    <meta:editing-duration>PT46740S</meta:editing-duration>
    <meta:document-statistic meta:page-count="1" meta:paragraph-count="2" meta:word-count="188" meta:character-count="1223" meta:row-count="8" meta:non-whitespace-character-count="1037"/>
  </office:meta>
</office:document-meta>
</file>